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oe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table:formula="of:=EXP(-(1/[.C3]))" office:value-type="float" office:value="0.90483741803596">
            <text:p>0.904837418</text:p>
          </table:table-cell>
          <table:table-cell table:formula="of:=1-[.E3]" office:value-type="float" office:value="0.0951625819640405">
            <text:p>0.095162582</text:p>
          </table:table-cell>
        </table:table-row>
        <table:table-row table:style-name="ro2">
          <table:table-cell table:number-columns-repeated="2"/>
          <table:table-cell office:value-type="string">
            <text:p>adc</text:p>
          </table:table-cell>
          <table:table-cell office:value-type="string">
            <text:p>tmp</text:p>
          </table:table-cell>
          <table:table-cell office:value-type="string">
            <text:p>z</text:p>
          </table:table-cell>
          <table:table-cell office:value-type="string">
            <text:p>out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5]+[.E5]*[.E$3]" office:value-type="float" office:value="1.90483741803596">
            <text:p>1.904837418</text:p>
          </table:table-cell>
          <table:table-cell office:value-type="float" office:value="1">
            <text:p>1</text:p>
          </table:table-cell>
          <table:table-cell table:style-name="ce2" table:formula="of:=[.D5]*[.F$3]" office:value-type="float" office:value="0.181269246922018">
            <text:p>0.181269</text:p>
          </table:table-cell>
        </table:table-row>
        <table:table-row table:style-name="ro1">
          <table:table-cell table:formula="of:=[.A5]+1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" table:formula="of:=[.C6]+[.E6]*[.E$3]" office:value-type="float" office:value="2.72356817111394">
            <text:p>2.724</text:p>
          </table:table-cell>
          <table:table-cell table:style-name="ce1" table:formula="of:=[.D5]" office:value-type="float" office:value="1.90483741803596">
            <text:p>1.905</text:p>
          </table:table-cell>
          <table:table-cell table:style-name="ce2" table:formula="of:=[.D6]*[.F$3]" office:value-type="float" office:value="0.259181779318282">
            <text:p>0.259182</text:p>
          </table:table-cell>
        </table:table-row>
        <table:table-row table:style-name="ro1">
          <table:table-cell table:formula="of:=[.A6]+1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style-name="ce1" table:formula="of:=[.C7]+[.E7]*[.E$3]" office:value-type="float" office:value="3.46438639179566">
            <text:p>3.464</text:p>
          </table:table-cell>
          <table:table-cell table:style-name="ce1" table:formula="of:=[.D6]" office:value-type="float" office:value="2.72356817111394">
            <text:p>2.724</text:p>
          </table:table-cell>
          <table:table-cell table:style-name="ce2" table:formula="of:=[.D7]*[.F$3]" office:value-type="float" office:value="0.329679953964361">
            <text:p>0.329680</text:p>
          </table:table-cell>
        </table:table-row>
        <table:table-row table:style-name="ro1">
          <table:table-cell table:formula="of:=[.A7]+1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style-name="ce1" table:formula="of:=[.C8]+[.E8]*[.E$3]" office:value-type="float" office:value="4.1347064378313">
            <text:p>4.135</text:p>
          </table:table-cell>
          <table:table-cell table:style-name="ce1" table:formula="of:=[.D7]" office:value-type="float" office:value="3.46438639179566">
            <text:p>3.464</text:p>
          </table:table-cell>
          <table:table-cell table:style-name="ce2" table:formula="of:=[.D8]*[.F$3]" office:value-type="float" office:value="0.393469340287367">
            <text:p>0.393469</text:p>
          </table:table-cell>
        </table:table-row>
        <table:table-row table:style-name="ro1">
          <table:table-cell table:formula="of:=[.A8]+1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style-name="ce1" table:formula="of:=[.C9]+[.E9]*[.E$3]" office:value-type="float" office:value="4.74123709754393">
            <text:p>4.741</text:p>
          </table:table-cell>
          <table:table-cell table:style-name="ce1" table:formula="of:=[.D8]" office:value-type="float" office:value="4.1347064378313">
            <text:p>4.135</text:p>
          </table:table-cell>
          <table:table-cell table:style-name="ce2" table:formula="of:=[.D9]*[.F$3]" office:value-type="float" office:value="0.451188363905974">
            <text:p>0.451188</text:p>
          </table:table-cell>
        </table:table-row>
        <table:table-row table:style-name="ro1">
          <table:table-cell table:formula="of:=[.A9]+1"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style-name="ce1" table:formula="of:=[.C10]+[.E10]*[.E$3]" office:value-type="float" office:value="5.29004873363796">
            <text:p>5.290</text:p>
          </table:table-cell>
          <table:table-cell table:style-name="ce1" table:formula="of:=[.D9]" office:value-type="float" office:value="4.74123709754393">
            <text:p>4.741</text:p>
          </table:table-cell>
          <table:table-cell table:style-name="ce2" table:formula="of:=[.D10]*[.F$3]" office:value-type="float" office:value="0.503414696208591">
            <text:p>0.503415</text:p>
          </table:table-cell>
        </table:table-row>
        <table:table-row table:style-name="ro1">
          <table:table-cell table:formula="of:=[.A10]+1"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style-name="ce1" table:formula="of:=[.C11]+[.E11]*[.E$3]" office:value-type="float" office:value="5.78663403742937">
            <text:p>5.787</text:p>
          </table:table-cell>
          <table:table-cell table:style-name="ce1" table:formula="of:=[.D10]" office:value-type="float" office:value="5.29004873363796">
            <text:p>5.290</text:p>
          </table:table-cell>
          <table:table-cell table:style-name="ce2" table:formula="of:=[.D11]*[.F$3]" office:value-type="float" office:value="0.550671035882779">
            <text:p>0.550671</text:p>
          </table:table-cell>
        </table:table-row>
        <table:table-row table:style-name="ro1">
          <table:table-cell table:formula="of:=[.A11]+1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style-name="ce1" table:formula="of:=[.C12]+[.E12]*[.E$3]" office:value-type="float" office:value="6.23596300154659">
            <text:p>6.236</text:p>
          </table:table-cell>
          <table:table-cell table:style-name="ce1" table:formula="of:=[.D11]" office:value-type="float" office:value="5.78663403742937">
            <text:p>5.787</text:p>
          </table:table-cell>
          <table:table-cell table:style-name="ce2" table:formula="of:=[.D12]*[.F$3]" office:value-type="float" office:value="0.593430340259401">
            <text:p>0.593430</text:p>
          </table:table-cell>
        </table:table-row>
        <table:table-row table:style-name="ro1">
          <table:table-cell table:formula="of:=[.A12]+1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style-name="ce1" table:formula="of:=[.C13]+[.E13]*[.E$3]" office:value-type="float" office:value="6.64253266128719">
            <text:p>6.643</text:p>
          </table:table-cell>
          <table:table-cell table:style-name="ce1" table:formula="of:=[.D12]" office:value-type="float" office:value="6.23596300154659">
            <text:p>6.236</text:p>
          </table:table-cell>
          <table:table-cell table:style-name="ce2" table:formula="of:=[.D13]*[.F$3]" office:value-type="float" office:value="0.632120558828558">
            <text:p>0.632121</text:p>
          </table:table-cell>
        </table:table-row>
        <table:table-row table:style-name="ro1">
          <table:table-cell table:formula="of:=[.A13]+1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style-name="ce1" table:formula="of:=[.C14]+[.E14]*[.E$3]" office:value-type="float" office:value="7.01041210245863">
            <text:p>7.010</text:p>
          </table:table-cell>
          <table:table-cell table:style-name="ce1" table:formula="of:=[.D13]" office:value-type="float" office:value="6.64253266128719">
            <text:p>6.643</text:p>
          </table:table-cell>
          <table:table-cell table:style-name="ce2" table:formula="of:=[.D14]*[.F$3]" office:value-type="float" office:value="0.667128916301921">
            <text:p>0.667129</text:p>
          </table:table-cell>
        </table:table-row>
        <table:table-row table:style-name="ro1">
          <table:table-cell table:formula="of:=[.A14]+1"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style-name="ce1" table:formula="of:=[.C15]+[.E15]*[.E$3]" office:value-type="float" office:value="7.34328318615671">
            <text:p>7.343</text:p>
          </table:table-cell>
          <table:table-cell table:style-name="ce1" table:formula="of:=[.D14]" office:value-type="float" office:value="7.01041210245863">
            <text:p>7.010</text:p>
          </table:table-cell>
          <table:table-cell table:style-name="ce2" table:formula="of:=[.D15]*[.F$3]" office:value-type="float" office:value="0.698805788087798">
            <text:p>0.698806</text:p>
          </table:table-cell>
        </table:table-row>
        <table:table-row table:style-name="ro1">
          <table:table-cell table:formula="of:=[.A15]+1"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style-name="ce1" table:formula="of:=[.C16]+[.E16]*[.E$3]" office:value-type="float" office:value="7.64447739806891">
            <text:p>7.644</text:p>
          </table:table-cell>
          <table:table-cell table:style-name="ce1" table:formula="of:=[.D15]" office:value-type="float" office:value="7.34328318615671">
            <text:p>7.343</text:p>
          </table:table-cell>
          <table:table-cell table:style-name="ce2" table:formula="of:=[.D16]*[.F$3]" office:value-type="float" office:value="0.727468206965988">
            <text:p>0.727468</text:p>
          </table:table-cell>
        </table:table-row>
        <table:table-row table:style-name="ro1">
          <table:table-cell table:formula="of:=[.A16]+1"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style-name="ce1" table:formula="of:=[.C17]+[.E17]*[.E$3]" office:value-type="float" office:value="7.91700919110292">
            <text:p>7.917</text:p>
          </table:table-cell>
          <table:table-cell table:style-name="ce1" table:formula="of:=[.D16]" office:value-type="float" office:value="7.64447739806891">
            <text:p>7.644</text:p>
          </table:table-cell>
          <table:table-cell table:style-name="ce2" table:formula="of:=[.D17]*[.F$3]" office:value-type="float" office:value="0.753403036058394">
            <text:p>0.753403</text:p>
          </table:table-cell>
        </table:table-row>
        <table:table-row table:style-name="ro1">
          <table:table-cell table:formula="of:=[.A17]+1"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 table:style-name="ce1" table:formula="of:=[.C18]+[.E18]*[.E$3]" office:value-type="float" office:value="8.16360615504453">
            <text:p>8.164</text:p>
          </table:table-cell>
          <table:table-cell table:style-name="ce1" table:formula="of:=[.D17]" office:value-type="float" office:value="7.91700919110292">
            <text:p>7.917</text:p>
          </table:table-cell>
          <table:table-cell table:style-name="ce2" table:formula="of:=[.D18]*[.F$3]" office:value-type="float" office:value="0.77686983985157">
            <text:p>0.776870</text:p>
          </table:table-cell>
        </table:table-row>
        <table:table-row table:style-name="ro1">
          <table:table-cell table:formula="of:=[.A18]+1"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style-name="ce1" table:formula="of:=[.C19]+[.E19]*[.E$3]" office:value-type="float" office:value="8.38673631519296">
            <text:p>8.387</text:p>
          </table:table-cell>
          <table:table-cell table:style-name="ce1" table:formula="of:=[.D18]" office:value-type="float" office:value="8.16360615504453">
            <text:p>8.164</text:p>
          </table:table-cell>
          <table:table-cell table:style-name="ce2" table:formula="of:=[.D19]*[.F$3]" office:value-type="float" office:value="0.798103482005345">
            <text:p>0.798103</text:p>
          </table:table-cell>
        </table:table-row>
        <table:table-row table:style-name="ro1">
          <table:table-cell table:formula="of:=[.A19]+1"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table:style-name="ce1" table:formula="of:=[.C20]+[.E20]*[.E$3]" office:value-type="float" office:value="8.58863283318761">
            <text:p>8.589</text:p>
          </table:table-cell>
          <table:table-cell table:style-name="ce1" table:formula="of:=[.D19]" office:value-type="float" office:value="8.38673631519296">
            <text:p>8.387</text:p>
          </table:table-cell>
          <table:table-cell table:style-name="ce2" table:formula="of:=[.D20]*[.F$3]" office:value-type="float" office:value="0.817316475947266">
            <text:p>0.817316</text:p>
          </table:table-cell>
        </table:table-row>
        <table:table-row table:style-name="ro1">
          <table:table-cell table:formula="of:=[.A20]+1"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style-name="ce1" table:formula="of:=[.C21]+[.E21]*[.E$3]" office:value-type="float" office:value="8.77131635724035">
            <text:p>8.771</text:p>
          </table:table-cell>
          <table:table-cell table:style-name="ce1" table:formula="of:=[.D20]" office:value-type="float" office:value="8.58863283318761">
            <text:p>8.589</text:p>
          </table:table-cell>
          <table:table-cell table:style-name="ce2" table:formula="of:=[.D21]*[.F$3]" office:value-type="float" office:value="0.834701111778414">
            <text:p>0.834701</text:p>
          </table:table-cell>
        </table:table-row>
        <table:table-row table:style-name="ro1">
          <table:table-cell table:formula="of:=[.A21]+1" office:value-type="float" office:value="18">
            <text:p>18</text:p>
          </table:table-cell>
          <table:table-cell/>
          <table:table-cell office:value-type="float" office:value="1">
            <text:p>1</text:p>
          </table:table-cell>
          <table:table-cell table:style-name="ce1" table:formula="of:=[.C22]+[.E22]*[.E$3]" office:value-type="float" office:value="8.93661524546193">
            <text:p>8.937</text:p>
          </table:table-cell>
          <table:table-cell table:style-name="ce1" table:formula="of:=[.D21]" office:value-type="float" office:value="8.77131635724035">
            <text:p>8.771</text:p>
          </table:table-cell>
          <table:table-cell table:style-name="ce2" table:formula="of:=[.D22]*[.F$3]" office:value-type="float" office:value="0.850431380777365">
            <text:p>0.850431</text:p>
          </table:table-cell>
        </table:table-row>
        <table:table-row table:style-name="ro1">
          <table:table-cell table:formula="of:=[.A22]+1" office:value-type="float" office:value="19">
            <text:p>19</text:p>
          </table:table-cell>
          <table:table-cell/>
          <table:table-cell office:value-type="float" office:value="1">
            <text:p>1</text:p>
          </table:table-cell>
          <table:table-cell table:style-name="ce1" table:formula="of:=[.C23]+[.E23]*[.E$3]" office:value-type="float" office:value="9.08618386468457">
            <text:p>9.086</text:p>
          </table:table-cell>
          <table:table-cell table:style-name="ce1" table:formula="of:=[.D22]" office:value-type="float" office:value="8.93661524546193">
            <text:p>8.937</text:p>
          </table:table-cell>
          <table:table-cell table:style-name="ce2" table:formula="of:=[.D23]*[.F$3]" office:value-type="float" office:value="0.864664716763387">
            <text:p>0.864665</text:p>
          </table:table-cell>
        </table:table-row>
        <table:table-row table:style-name="ro1">
          <table:table-cell table:formula="of:=[.A23]+1"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table:style-name="ce1" table:formula="of:=[.C24]+[.E24]*[.E$3]" office:value-type="float" office:value="9.22151914792118">
            <text:p>9.222</text:p>
          </table:table-cell>
          <table:table-cell table:style-name="ce1" table:formula="of:=[.D23]" office:value-type="float" office:value="9.08618386468457">
            <text:p>9.086</text:p>
          </table:table-cell>
          <table:table-cell table:style-name="ce2" table:formula="of:=[.D24]*[.F$3]" office:value-type="float" office:value="0.877543571747018">
            <text:p>0.877544</text:p>
          </table:table-cell>
        </table:table-row>
        <table:table-row table:style-name="ro1">
          <table:table-cell table:formula="of:=[.A24]+1"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table:style-name="ce1" table:formula="of:=[.C25]+[.E25]*[.E$3]" office:value-type="float" office:value="9.34397557617416">
            <text:p>9.344</text:p>
          </table:table-cell>
          <table:table-cell table:style-name="ce1" table:formula="of:=[.D24]" office:value-type="float" office:value="9.22151914792118">
            <text:p>9.222</text:p>
          </table:table-cell>
          <table:table-cell table:style-name="ce2" table:formula="of:=[.D25]*[.F$3]" office:value-type="float" office:value="0.889196841637666">
            <text:p>0.889197</text:p>
          </table:table-cell>
        </table:table-row>
        <table:table-row table:style-name="ro1">
          <table:table-cell table:formula="of:=[.A25]+1" office:value-type="float" office:value="22">
            <text:p>22</text:p>
          </table:table-cell>
          <table:table-cell/>
          <table:table-cell office:value-type="float" office:value="1">
            <text:p>1</text:p>
          </table:table-cell>
          <table:table-cell table:style-name="ce1" table:formula="of:=[.C26]+[.E26]*[.E$3]" office:value-type="float" office:value="9.4547787345365">
            <text:p>9.455</text:p>
          </table:table-cell>
          <table:table-cell table:style-name="ce1" table:formula="of:=[.D25]" office:value-type="float" office:value="9.34397557617416">
            <text:p>9.344</text:p>
          </table:table-cell>
          <table:table-cell table:style-name="ce2" table:formula="of:=[.D26]*[.F$3]" office:value-type="float" office:value="0.899741156277196">
            <text:p>0.899741</text:p>
          </table:table-cell>
        </table:table-row>
        <table:table-row table:style-name="ro1">
          <table:table-cell table:formula="of:=[.A26]+1"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style-name="ce1" table:formula="of:=[.C27]+[.E27]*[.E$3]" office:value-type="float" office:value="9.5550375782593">
            <text:p>9.555</text:p>
          </table:table-cell>
          <table:table-cell table:style-name="ce1" table:formula="of:=[.D26]" office:value-type="float" office:value="9.4547787345365">
            <text:p>9.455</text:p>
          </table:table-cell>
          <table:table-cell table:style-name="ce2" table:formula="of:=[.D27]*[.F$3]" office:value-type="float" office:value="0.909282046710587">
            <text:p>0.909282</text:p>
          </table:table-cell>
        </table:table-row>
        <table:table-row table:style-name="ro1">
          <table:table-cell table:formula="of:=[.A27]+1"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table:style-name="ce1" table:formula="of:=[.C28]+[.E28]*[.E$3]" office:value-type="float" office:value="9.64575553154871">
            <text:p>9.646</text:p>
          </table:table-cell>
          <table:table-cell table:style-name="ce1" table:formula="of:=[.D27]" office:value-type="float" office:value="9.5550375782593">
            <text:p>9.555</text:p>
          </table:table-cell>
          <table:table-cell table:style-name="ce2" table:formula="of:=[.D28]*[.F$3]" office:value-type="float" office:value="0.917915001376101">
            <text:p>0.917915</text:p>
          </table:table-cell>
        </table:table-row>
        <table:table-row table:style-name="ro1">
          <table:table-cell table:formula="of:=[.A28]+1"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table:style-name="ce1" table:formula="of:=[.C29]+[.E29]*[.E$3]" office:value-type="float" office:value="9.72784053017261">
            <text:p>9.728</text:p>
          </table:table-cell>
          <table:table-cell table:style-name="ce1" table:formula="of:=[.D28]" office:value-type="float" office:value="9.64575553154871">
            <text:p>9.646</text:p>
          </table:table-cell>
          <table:table-cell table:style-name="ce2" table:formula="of:=[.D29]*[.F$3]" office:value-type="float" office:value="0.925726421785666">
            <text:p>0.925726</text:p>
          </table:table-cell>
        </table:table-row>
        <table:table-row table:style-name="ro1">
          <table:table-cell table:formula="of:=[.A29]+1"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style-name="ce1" table:formula="of:=[.C30]+[.E30]*[.E$3]" office:value-type="float" office:value="9.80211410838694">
            <text:p>9.802</text:p>
          </table:table-cell>
          <table:table-cell table:style-name="ce1" table:formula="of:=[.D29]" office:value-type="float" office:value="9.72784053017261">
            <text:p>9.728</text:p>
          </table:table-cell>
          <table:table-cell table:style-name="ce2" table:formula="of:=[.D30]*[.F$3]" office:value-type="float" office:value="0.93279448726025">
            <text:p>0.932794</text:p>
          </table:table-cell>
        </table:table-row>
        <table:table-row table:style-name="ro1">
          <table:table-cell table:formula="of:=[.A30]+1" office:value-type="float" office:value="27">
            <text:p>27</text:p>
          </table:table-cell>
          <table:table-cell/>
          <table:table-cell office:value-type="float" office:value="1">
            <text:p>1</text:p>
          </table:table-cell>
          <table:table-cell table:style-name="ce1" table:formula="of:=[.C31]+[.E31]*[.E$3]" office:value-type="float" office:value="9.86931962112669">
            <text:p>9.869</text:p>
          </table:table-cell>
          <table:table-cell table:style-name="ce1" table:formula="of:=[.D30]" office:value-type="float" office:value="9.80211410838694">
            <text:p>9.802</text:p>
          </table:table-cell>
          <table:table-cell table:style-name="ce2" table:formula="of:=[.D31]*[.F$3]" office:value-type="float" office:value="0.939189937374782">
            <text:p>0.939190</text:p>
          </table:table-cell>
        </table:table-row>
        <table:table-row table:style-name="ro1">
          <table:table-cell table:formula="of:=[.A31]+1" office:value-type="float" office:value="28">
            <text:p>28</text:p>
          </table:table-cell>
          <table:table-cell/>
          <table:table-cell office:value-type="float" office:value="1">
            <text:p>1</text:p>
          </table:table-cell>
          <table:table-cell table:style-name="ce1" table:formula="of:=[.C32]+[.E32]*[.E$3]" office:value-type="float" office:value="9.93012968375191">
            <text:p>9.930</text:p>
          </table:table-cell>
          <table:table-cell table:style-name="ce1" table:formula="of:=[.D31]" office:value-type="float" office:value="9.86931962112669">
            <text:p>9.869</text:p>
          </table:table-cell>
          <table:table-cell table:style-name="ce2" table:formula="of:=[.D32]*[.F$3]" office:value-type="float" office:value="0.944976779943593">
            <text:p>0.944977</text:p>
          </table:table-cell>
        </table:table-row>
        <table:table-row table:style-name="ro1">
          <table:table-cell table:formula="of:=[.A32]+1" office:value-type="float" office:value="29">
            <text:p>29</text:p>
          </table:table-cell>
          <table:table-cell/>
          <table:table-cell office:value-type="float" office:value="1">
            <text:p>1</text:p>
          </table:table-cell>
          <table:table-cell table:style-name="ce1" table:formula="of:=[.C33]+[.E33]*[.E$3]" office:value-type="float" office:value="9.98515290380832">
            <text:p>9.985</text:p>
          </table:table-cell>
          <table:table-cell table:style-name="ce1" table:formula="of:=[.D32]" office:value-type="float" office:value="9.93012968375191">
            <text:p>9.930</text:p>
          </table:table-cell>
          <table:table-cell table:style-name="ce2" table:formula="of:=[.D33]*[.F$3]" office:value-type="float" office:value="0.950212931632136">
            <text:p>0.950213</text:p>
          </table:table-cell>
        </table:table-row>
        <table:table-row table:style-name="ro1">
          <table:table-cell table:formula="of:=[.A33]+1" office:value-type="float" office:value="30">
            <text:p>30</text:p>
          </table:table-cell>
          <table:table-cell/>
          <table:table-cell office:value-type="float" office:value="1">
            <text:p>1</text:p>
          </table:table-cell>
          <table:table-cell table:style-name="ce1" table:formula="of:=[.C34]+[.E34]*[.E$3]" office:value-type="float" office:value="10.0349399721762">
            <text:p>10.035</text:p>
          </table:table-cell>
          <table:table-cell table:style-name="ce1" table:formula="of:=[.D33]" office:value-type="float" office:value="9.98515290380832">
            <text:p>9.985</text:p>
          </table:table-cell>
          <table:table-cell table:style-name="ce2" table:formula="of:=[.D34]*[.F$3]" office:value-type="float" office:value="0.954950797606442">
            <text:p>0.954951</text:p>
          </table:table-cell>
        </table:table-row>
        <table:table-row table:style-name="ro1">
          <table:table-cell table:formula="of:=[.A34]+1" office:value-type="float" office:value="31">
            <text:p>31</text:p>
          </table:table-cell>
          <table:table-cell/>
          <table:table-cell office:value-type="float" office:value="1">
            <text:p>1</text:p>
          </table:table-cell>
          <table:table-cell table:style-name="ce1" table:formula="of:=[.C35]+[.E35]*[.E$3]" office:value-type="float" office:value="10.0799891745697">
            <text:p>10.080</text:p>
          </table:table-cell>
          <table:table-cell table:style-name="ce1" table:formula="of:=[.D34]" office:value-type="float" office:value="10.0349399721762">
            <text:p>10.035</text:p>
          </table:table-cell>
          <table:table-cell table:style-name="ce2" table:formula="of:=[.D35]*[.F$3]" office:value-type="float" office:value="0.959237796021634">
            <text:p>0.959238</text:p>
          </table:table-cell>
        </table:table-row>
        <table:table-row table:style-name="ro1">
          <table:table-cell table:formula="of:=[.A35]+1" office:value-type="float" office:value="32">
            <text:p>32</text:p>
          </table:table-cell>
          <table:table-cell/>
          <table:table-cell office:value-type="float" office:value="1">
            <text:p>1</text:p>
          </table:table-cell>
          <table:table-cell table:style-name="ce1" table:formula="of:=[.C36]+[.E36]*[.E$3]" office:value-type="float" office:value="10.1207513785481">
            <text:p>10.121</text:p>
          </table:table-cell>
          <table:table-cell table:style-name="ce1" table:formula="of:=[.D35]" office:value-type="float" office:value="10.0799891745697">
            <text:p>10.080</text:p>
          </table:table-cell>
          <table:table-cell table:style-name="ce2" table:formula="of:=[.D36]*[.F$3]" office:value-type="float" office:value="0.96311683259876">
            <text:p>0.963117</text:p>
          </table:table-cell>
        </table:table-row>
        <table:table-row table:style-name="ro1">
          <table:table-cell table:formula="of:=[.A36]+1" office:value-type="float" office:value="33">
            <text:p>33</text:p>
          </table:table-cell>
          <table:table-cell/>
          <table:table-cell office:value-type="float" office:value="1">
            <text:p>1</text:p>
          </table:table-cell>
          <table:table-cell table:style-name="ce1" table:formula="of:=[.C37]+[.E37]*[.E$3]" office:value-type="float" office:value="10.1576345459493">
            <text:p>10.158</text:p>
          </table:table-cell>
          <table:table-cell table:style-name="ce1" table:formula="of:=[.D36]" office:value-type="float" office:value="10.1207513785481">
            <text:p>10.121</text:p>
          </table:table-cell>
          <table:table-cell table:style-name="ce2" table:formula="of:=[.D37]*[.F$3]" office:value-type="float" office:value="0.966626730039674">
            <text:p>0.966627</text:p>
          </table:table-cell>
        </table:table-row>
        <table:table-row table:style-name="ro1">
          <table:table-cell table:formula="of:=[.A37]+1"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table:style-name="ce1" table:formula="of:=[.C38]+[.E38]*[.E$3]" office:value-type="float" office:value="10.1910078159097">
            <text:p>10.191</text:p>
          </table:table-cell>
          <table:table-cell table:style-name="ce1" table:formula="of:=[.D37]" office:value-type="float" office:value="10.1576345459493">
            <text:p>10.158</text:p>
          </table:table-cell>
          <table:table-cell table:style-name="ce2" table:formula="of:=[.D38]*[.F$3]" office:value-type="float" office:value="0.969802616577681">
            <text:p>0.969803</text:p>
          </table:table-cell>
        </table:table-row>
        <table:table-row table:style-name="ro1">
          <table:table-cell table:formula="of:=[.A38]+1" office:value-type="float" office:value="35">
            <text:p>35</text:p>
          </table:table-cell>
          <table:table-cell/>
          <table:table-cell office:value-type="float" office:value="1">
            <text:p>1</text:p>
          </table:table-cell>
          <table:table-cell table:style-name="ce1" table:formula="of:=[.C39]+[.E39]*[.E$3]" office:value-type="float" office:value="10.221205199332">
            <text:p>10.221</text:p>
          </table:table-cell>
          <table:table-cell table:style-name="ce1" table:formula="of:=[.D38]" office:value-type="float" office:value="10.1910078159097">
            <text:p>10.191</text:p>
          </table:table-cell>
          <table:table-cell table:style-name="ce2" table:formula="of:=[.D39]*[.F$3]" office:value-type="float" office:value="0.972676277552707">
            <text:p>0.972676</text:p>
          </table:table-cell>
        </table:table-row>
        <table:table-row table:style-name="ro1">
          <table:table-cell table:formula="of:=[.A39]+1"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table:style-name="ce1" table:formula="of:=[.C40]+[.E40]*[.E$3]" office:value-type="float" office:value="10.2485289217793">
            <text:p>10.249</text:p>
          </table:table-cell>
          <table:table-cell table:style-name="ce1" table:formula="of:=[.D39]" office:value-type="float" office:value="10.221205199332">
            <text:p>10.221</text:p>
          </table:table-cell>
          <table:table-cell table:style-name="ce2" table:formula="of:=[.D40]*[.F$3]" office:value-type="float" office:value="0.975276473529661">
            <text:p>0.975276</text:p>
          </table:table-cell>
        </table:table-row>
        <table:table-row table:style-name="ro1">
          <table:table-cell table:formula="of:=[.A40]+1"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table:style-name="ce1" table:formula="of:=[.C41]+[.E41]*[.E$3]" office:value-type="float" office:value="10.2732524482496">
            <text:p>10.273</text:p>
          </table:table-cell>
          <table:table-cell table:style-name="ce1" table:formula="of:=[.D40]" office:value-type="float" office:value="10.2485289217793">
            <text:p>10.249</text:p>
          </table:table-cell>
          <table:table-cell table:style-name="ce2" table:formula="of:=[.D41]*[.F$3]" office:value-type="float" office:value="0.977629228143834">
            <text:p>0.977629</text:p>
          </table:table-cell>
        </table:table-row>
        <table:table-row table:style-name="ro1">
          <table:table-cell table:formula="of:=[.A41]+1"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 table:style-name="ce1" table:formula="of:=[.C42]+[.E42]*[.E$3]" office:value-type="float" office:value="10.2956232201058">
            <text:p>10.296</text:p>
          </table:table-cell>
          <table:table-cell table:style-name="ce1" table:formula="of:=[.D41]" office:value-type="float" office:value="10.2732524482496">
            <text:p>10.273</text:p>
          </table:table-cell>
          <table:table-cell table:style-name="ce2" table:formula="of:=[.D42]*[.F$3]" office:value-type="float" office:value="0.979758088554195">
            <text:p>0.979758</text:p>
          </table:table-cell>
        </table:table-row>
        <table:table-row table:style-name="ro1">
          <table:table-cell table:formula="of:=[.A42]+1"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table:style-name="ce1" table:formula="of:=[.C43]+[.E43]*[.E$3]" office:value-type="float" office:value="10.3158651315516">
            <text:p>10.316</text:p>
          </table:table-cell>
          <table:table-cell table:style-name="ce1" table:formula="of:=[.D42]" office:value-type="float" office:value="10.2956232201058">
            <text:p>10.296</text:p>
          </table:table-cell>
          <table:table-cell table:style-name="ce2" table:formula="of:=[.D43]*[.F$3]" office:value-type="float" office:value="0.981684361111266">
            <text:p>0.981684</text:p>
          </table:table-cell>
        </table:table-row>
        <table:table-row table:style-name="ro1">
          <table:table-cell table:formula="of:=[.A43]+1"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table:style-name="ce1" table:formula="of:=[.C44]+[.E44]*[.E$3]" office:value-type="float" office:value="10.3341807704403">
            <text:p>10.334</text:p>
          </table:table-cell>
          <table:table-cell table:style-name="ce1" table:formula="of:=[.D43]" office:value-type="float" office:value="10.3158651315516">
            <text:p>10.316</text:p>
          </table:table-cell>
          <table:table-cell table:style-name="ce2" table:formula="of:=[.D44]*[.F$3]" office:value-type="float" office:value="0.983427324598239">
            <text:p>0.983427</text:p>
          </table:table-cell>
        </table:table-row>
        <table:table-row table:style-name="ro1">
          <table:table-cell table:formula="of:=[.A44]+1"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table:style-name="ce1" table:formula="of:=[.C45]+[.E45]*[.E$3]" office:value-type="float" office:value="10.3507534458421">
            <text:p>10.351</text:p>
          </table:table-cell>
          <table:table-cell table:style-name="ce1" table:formula="of:=[.D44]" office:value-type="float" office:value="10.3341807704403">
            <text:p>10.334</text:p>
          </table:table-cell>
          <table:table-cell table:style-name="ce2" table:formula="of:=[.D45]*[.F$3]" office:value-type="float" office:value="0.985004423179522">
            <text:p>0.985004</text:p>
          </table:table-cell>
        </table:table-row>
        <table:table-row table:style-name="ro1">
          <table:table-cell table:formula="of:=[.A45]+1"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table:style-name="ce1" table:formula="of:=[.C46]+[.E46]*[.E$3]" office:value-type="float" office:value="10.3657490226626">
            <text:p>10.366</text:p>
          </table:table-cell>
          <table:table-cell table:style-name="ce1" table:formula="of:=[.D45]" office:value-type="float" office:value="10.3507534458421">
            <text:p>10.351</text:p>
          </table:table-cell>
          <table:table-cell table:style-name="ce2" table:formula="of:=[.D46]*[.F$3]" office:value-type="float" office:value="0.986431440987799">
            <text:p>0.986431</text:p>
          </table:table-cell>
        </table:table-row>
        <table:table-row table:style-name="ro1">
          <table:table-cell table:formula="of:=[.A46]+1"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table:style-name="ce1" table:formula="of:=[.C47]+[.E47]*[.E$3]" office:value-type="float" office:value="10.3793175816748">
            <text:p>10.379</text:p>
          </table:table-cell>
          <table:table-cell table:style-name="ce1" table:formula="of:=[.D46]" office:value-type="float" office:value="10.3657490226626">
            <text:p>10.366</text:p>
          </table:table-cell>
          <table:table-cell table:style-name="ce2" table:formula="of:=[.D47]*[.F$3]" office:value-type="float" office:value="0.987722660096932">
            <text:p>0.987723</text:p>
          </table:table-cell>
        </table:table-row>
        <table:table-row table:style-name="ro1">
          <table:table-cell table:formula="of:=[.A47]+1"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style-name="ce1" table:formula="of:=[.C48]+[.E48]*[.E$3]" office:value-type="float" office:value="10.3915949215778">
            <text:p>10.392</text:p>
          </table:table-cell>
          <table:table-cell table:style-name="ce1" table:formula="of:=[.D47]" office:value-type="float" office:value="10.3793175816748">
            <text:p>10.379</text:p>
          </table:table-cell>
          <table:table-cell table:style-name="ce2" table:formula="of:=[.D48]*[.F$3]" office:value-type="float" office:value="0.988891003461758">
            <text:p>0.988891</text:p>
          </table:table-cell>
        </table:table-row>
        <table:table-row table:style-name="ro1">
          <table:table-cell table:formula="of:=[.A48]+1"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table:style-name="ce1" table:formula="of:=[.C49]+[.E49]*[.E$3]" office:value-type="float" office:value="10.4027039181161">
            <text:p>10.403</text:p>
          </table:table-cell>
          <table:table-cell table:style-name="ce1" table:formula="of:=[.D48]" office:value-type="float" office:value="10.3915949215778">
            <text:p>10.392</text:p>
          </table:table-cell>
          <table:table-cell table:style-name="ce2" table:formula="of:=[.D49]*[.F$3]" office:value-type="float" office:value="0.989948164255366">
            <text:p>0.989948</text:p>
          </table:table-cell>
        </table:table-row>
        <table:table-row table:style-name="ro1">
          <table:table-cell table:formula="of:=[.A49]+1"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table:style-name="ce1" table:formula="of:=[.C50]+[.E50]*[.E$3]" office:value-type="float" office:value="10.4127557538607">
            <text:p>10.413</text:p>
          </table:table-cell>
          <table:table-cell table:style-name="ce1" table:formula="of:=[.D49]" office:value-type="float" office:value="10.4027039181161">
            <text:p>10.403</text:p>
          </table:table-cell>
          <table:table-cell table:style-name="ce2" table:formula="of:=[.D50]*[.F$3]" office:value-type="float" office:value="0.990904722898304">
            <text:p>0.990905</text:p>
          </table:table-cell>
        </table:table-row>
        <table:table-row table:style-name="ro1">
          <table:table-cell table:formula="of:=[.A50]+1"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table:style-name="ce1" table:formula="of:=[.C51]+[.E51]*[.E$3]" office:value-type="float" office:value="10.4218510309624">
            <text:p>10.422</text:p>
          </table:table-cell>
          <table:table-cell table:style-name="ce1" table:formula="of:=[.D50]" office:value-type="float" office:value="10.4127557538607">
            <text:p>10.413</text:p>
          </table:table-cell>
          <table:table-cell table:style-name="ce2" table:formula="of:=[.D51]*[.F$3]" office:value-type="float" office:value="0.99177025295098">
            <text:p>0.991770</text:p>
          </table:table-cell>
        </table:table-row>
        <table:table-row table:style-name="ro1">
          <table:table-cell table:formula="of:=[.A51]+1"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table:style-name="ce1" table:formula="of:=[.C52]+[.E52]*[.E$3]" office:value-type="float" office:value="10.4300807780114">
            <text:p>10.430</text:p>
          </table:table-cell>
          <table:table-cell table:style-name="ce1" table:formula="of:=[.D51]" office:value-type="float" office:value="10.4218510309624">
            <text:p>10.422</text:p>
          </table:table-cell>
          <table:table-cell table:style-name="ce2" table:formula="of:=[.D52]*[.F$3]" office:value-type="float" office:value="0.992553416929076">
            <text:p>0.992553</text:p>
          </table:table-cell>
        </table:table-row>
        <table:table-row table:style-name="ro1">
          <table:table-cell table:formula="of:=[.A52]+1"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table:style-name="ce1" table:formula="of:=[.C53]+[.E53]*[.E$3]" office:value-type="float" office:value="10.4375273610824">
            <text:p>10.438</text:p>
          </table:table-cell>
          <table:table-cell table:style-name="ce1" table:formula="of:=[.D52]" office:value-type="float" office:value="10.4300807780114">
            <text:p>10.430</text:p>
          </table:table-cell>
          <table:table-cell table:style-name="ce2" table:formula="of:=[.D53]*[.F$3]" office:value-type="float" office:value="0.993262053000915">
            <text:p>0.993262</text:p>
          </table:table-cell>
        </table:table-row>
        <table:table-row table:style-name="ro1">
          <table:table-cell table:formula="of:=[.A53]+1"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table:style-name="ce1" table:formula="of:=[.C54]+[.E54]*[.E$3]" office:value-type="float" office:value="10.4442653080814">
            <text:p>10.444</text:p>
          </table:table-cell>
          <table:table-cell table:style-name="ce1" table:formula="of:=[.D53]" office:value-type="float" office:value="10.4375273610824">
            <text:p>10.438</text:p>
          </table:table-cell>
          <table:table-cell table:style-name="ce2" table:formula="of:=[.D54]*[.F$3]" office:value-type="float" office:value="0.993903253434485">
            <text:p>0.993903</text:p>
          </table:table-cell>
        </table:table-row>
        <table:table-row table:style-name="ro1">
          <table:table-cell table:formula="of:=[.A54]+1"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table:style-name="ce1" table:formula="of:=[.C55]+[.E55]*[.E$3]" office:value-type="float" office:value="10.450362054647">
            <text:p>10.450</text:p>
          </table:table-cell>
          <table:table-cell table:style-name="ce1" table:formula="of:=[.D54]" office:value-type="float" office:value="10.4442653080814">
            <text:p>10.444</text:p>
          </table:table-cell>
          <table:table-cell table:style-name="ce2" table:formula="of:=[.D55]*[.F$3]" office:value-type="float" office:value="0.99448343557924">
            <text:p>0.994483</text:p>
          </table:table-cell>
        </table:table-row>
        <table:table-row table:style-name="ro1">
          <table:table-cell table:formula="of:=[.A55]+1"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table:style-name="ce1" table:formula="of:=[.C56]+[.E56]*[.E$3]" office:value-type="float" office:value="10.4558786190677">
            <text:p>10.456</text:p>
          </table:table-cell>
          <table:table-cell table:style-name="ce1" table:formula="of:=[.D55]" office:value-type="float" office:value="10.450362054647">
            <text:p>10.450</text:p>
          </table:table-cell>
          <table:table-cell table:style-name="ce2" table:formula="of:=[.D56]*[.F$3]" office:value-type="float" office:value="0.99500840609309">
            <text:p>0.995008</text:p>
          </table:table-cell>
        </table:table-row>
        <table:table-row table:style-name="ro1">
          <table:table-cell table:formula="of:=[.A56]+1"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table:style-name="ce1" table:formula="of:=[.C57]+[.E57]*[.E$3]" office:value-type="float" office:value="10.4608702129746">
            <text:p>10.461</text:p>
          </table:table-cell>
          <table:table-cell table:style-name="ce1" table:formula="of:=[.D56]" office:value-type="float" office:value="10.4558786190677">
            <text:p>10.456</text:p>
          </table:table-cell>
          <table:table-cell table:style-name="ce2" table:formula="of:=[.D57]*[.F$3]" office:value-type="float" office:value="0.995483419057388">
            <text:p>0.995483</text:p>
          </table:table-cell>
        </table:table-row>
        <table:table-row table:style-name="ro1">
          <table:table-cell table:formula="of:=[.A57]+1"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table:style-name="ce1" table:formula="of:=[.C58]+[.E58]*[.E$3]" office:value-type="float" office:value="10.4653867939172">
            <text:p>10.465</text:p>
          </table:table-cell>
          <table:table-cell table:style-name="ce1" table:formula="of:=[.D57]" office:value-type="float" office:value="10.4608702129746">
            <text:p>10.461</text:p>
          </table:table-cell>
          <table:table-cell table:style-name="ce2" table:formula="of:=[.D58]*[.F$3]" office:value-type="float" office:value="0.995913228561536">
            <text:p>0.995913</text:p>
          </table:table-cell>
        </table:table-row>
        <table:table-row table:style-name="ro1">
          <table:table-cell table:formula="of:=[.A58]+1"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table:style-name="ce1" table:formula="of:=[.C59]+[.E59]*[.E$3]" office:value-type="float" office:value="10.4694735653557">
            <text:p>10.469</text:p>
          </table:table-cell>
          <table:table-cell table:style-name="ce1" table:formula="of:=[.D58]" office:value-type="float" office:value="10.4653867939172">
            <text:p>10.465</text:p>
          </table:table-cell>
          <table:table-cell table:style-name="ce2" table:formula="of:=[.D59]*[.F$3]" office:value-type="float" office:value="0.996302136283517">
            <text:p>0.996302</text:p>
          </table:table-cell>
        </table:table-row>
        <table:table-row table:style-name="ro1">
          <table:table-cell table:formula="of:=[.A59]+1"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table:style-name="ce1" table:formula="of:=[.C60]+[.E60]*[.E$3]" office:value-type="float" office:value="10.4731714290722">
            <text:p>10.473</text:p>
          </table:table-cell>
          <table:table-cell table:style-name="ce1" table:formula="of:=[.D59]" office:value-type="float" office:value="10.4694735653557">
            <text:p>10.469</text:p>
          </table:table-cell>
          <table:table-cell table:style-name="ce2" table:formula="of:=[.D60]*[.F$3]" office:value-type="float" office:value="0.996654034542529">
            <text:p>0.996654</text:p>
          </table:table-cell>
        </table:table-row>
        <table:table-row table:style-name="ro1">
          <table:table-cell table:formula="of:=[.A60]+1"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style-name="ce1" table:formula="of:=[.C61]+[.E61]*[.E$3]" office:value-type="float" office:value="10.4765173945297">
            <text:p>10.477</text:p>
          </table:table-cell>
          <table:table-cell table:style-name="ce1" table:formula="of:=[.D60]" office:value-type="float" office:value="10.4731714290722">
            <text:p>10.473</text:p>
          </table:table-cell>
          <table:table-cell table:style-name="ce2" table:formula="of:=[.D61]*[.F$3]" office:value-type="float" office:value="0.996972445254624">
            <text:p>0.996972</text:p>
          </table:table-cell>
        </table:table-row>
        <table:table-row table:style-name="ro1">
          <table:table-cell table:formula="of:=[.A61]+1"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table:style-name="ce1" table:formula="of:=[.C62]+[.E62]*[.E$3]" office:value-type="float" office:value="10.479544949275">
            <text:p>10.480</text:p>
          </table:table-cell>
          <table:table-cell table:style-name="ce1" table:formula="of:=[.D61]" office:value-type="float" office:value="10.4765173945297">
            <text:p>10.477</text:p>
          </table:table-cell>
          <table:table-cell table:style-name="ce2" table:formula="of:=[.D62]*[.F$3]" office:value-type="float" office:value="0.997260555181232">
            <text:p>0.997261</text:p>
          </table:table-cell>
        </table:table-row>
        <table:table-row table:style-name="ro1">
          <table:table-cell table:formula="of:=[.A62]+1"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table:style-name="ce1" table:formula="of:=[.C63]+[.E63]*[.E$3]" office:value-type="float" office:value="10.4822843940938">
            <text:p>10.482</text:p>
          </table:table-cell>
          <table:table-cell table:style-name="ce1" table:formula="of:=[.D62]" office:value-type="float" office:value="10.479544949275">
            <text:p>10.480</text:p>
          </table:table-cell>
          <table:table-cell table:style-name="ce2" table:formula="of:=[.D63]*[.F$3]" office:value-type="float" office:value="0.997521247823334">
            <text:p>0.997521</text:p>
          </table:table-cell>
        </table:table-row>
        <table:table-row table:style-name="ro1">
          <table:table-cell table:formula="of:=[.A63]+1"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table:style-name="ce1" table:formula="of:=[.C64]+[.E64]*[.E$3]" office:value-type="float" office:value="10.4847631462705">
            <text:p>10.485</text:p>
          </table:table-cell>
          <table:table-cell table:style-name="ce1" table:formula="of:=[.D63]" office:value-type="float" office:value="10.4822843940938">
            <text:p>10.482</text:p>
          </table:table-cell>
          <table:table-cell table:style-name="ce2" table:formula="of:=[.D64]*[.F$3]" office:value-type="float" office:value="0.997757132280514">
            <text:p>0.997757</text:p>
          </table:table-cell>
        </table:table-row>
        <table:table-row table:style-name="ro1">
          <table:table-cell table:formula="of:=[.A64]+1"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table:style-name="ce1" table:formula="of:=[.C65]+[.E65]*[.E$3]" office:value-type="float" office:value="10.48700601399">
            <text:p>10.487</text:p>
          </table:table-cell>
          <table:table-cell table:style-name="ce1" table:formula="of:=[.D64]" office:value-type="float" office:value="10.4847631462705">
            <text:p>10.485</text:p>
          </table:table-cell>
          <table:table-cell table:style-name="ce2" table:formula="of:=[.D65]*[.F$3]" office:value-type="float" office:value="0.997970569363704">
            <text:p>0.997971</text:p>
          </table:table-cell>
        </table:table-row>
        <table:table-row table:style-name="ro1">
          <table:table-cell table:formula="of:=[.A65]+1"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table:style-name="ce1" table:formula="of:=[.C66]+[.E66]*[.E$3]" office:value-type="float" office:value="10.4890354446263">
            <text:p>10.489</text:p>
          </table:table-cell>
          <table:table-cell table:style-name="ce1" table:formula="of:=[.D65]" office:value-type="float" office:value="10.48700601399">
            <text:p>10.487</text:p>
          </table:table-cell>
          <table:table-cell table:style-name="ce2" table:formula="of:=[.D66]*[.F$3]" office:value-type="float" office:value="0.998163695222971">
            <text:p>0.998164</text:p>
          </table:table-cell>
        </table:table-row>
        <table:table-row table:style-name="ro1">
          <table:table-cell table:formula="of:=[.A66]+1"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table:style-name="ce1" table:formula="of:=[.C67]+[.E67]*[.E$3]" office:value-type="float" office:value="10.4908717494033">
            <text:p>10.491</text:p>
          </table:table-cell>
          <table:table-cell table:style-name="ce1" table:formula="of:=[.D66]" office:value-type="float" office:value="10.4890354446263">
            <text:p>10.489</text:p>
          </table:table-cell>
          <table:table-cell table:style-name="ce2" table:formula="of:=[.D67]*[.F$3]" office:value-type="float" office:value="0.998338442726826">
            <text:p>0.998338</text:p>
          </table:table-cell>
        </table:table-row>
        <table:table-row table:style-name="ro1">
          <table:table-cell table:formula="of:=[.A67]+1"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table:style-name="ce1" table:formula="of:=[.C68]+[.E68]*[.E$3]" office:value-type="float" office:value="10.4925333066765">
            <text:p>10.493</text:p>
          </table:table-cell>
          <table:table-cell table:style-name="ce1" table:formula="of:=[.D67]" office:value-type="float" office:value="10.4908717494033">
            <text:p>10.491</text:p>
          </table:table-cell>
          <table:table-cell table:style-name="ce2" table:formula="of:=[.D68]*[.F$3]" office:value-type="float" office:value="0.998496560807022">
            <text:p>0.998497</text:p>
          </table:table-cell>
        </table:table-row>
        <table:table-row table:style-name="ro1">
          <table:table-cell table:formula="of:=[.A68]+1"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table:style-name="ce1" table:formula="of:=[.C69]+[.E69]*[.E$3]" office:value-type="float" office:value="10.4940367458694">
            <text:p>10.494</text:p>
          </table:table-cell>
          <table:table-cell table:style-name="ce1" table:formula="of:=[.D68]" office:value-type="float" office:value="10.4925333066765">
            <text:p>10.493</text:p>
          </table:table-cell>
          <table:table-cell table:style-name="ce2" table:formula="of:=[.D69]*[.F$3]" office:value-type="float" office:value="0.998639631962452">
            <text:p>0.998640</text:p>
          </table:table-cell>
        </table:table-row>
        <table:table-row table:style-name="ro1">
          <table:table-cell table:formula="of:=[.A69]+1"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table:style-name="ce1" table:formula="of:=[.C70]+[.E70]*[.E$3]" office:value-type="float" office:value="10.495397113907">
            <text:p>10.495</text:p>
          </table:table-cell>
          <table:table-cell table:style-name="ce1" table:formula="of:=[.D69]" office:value-type="float" office:value="10.4940367458694">
            <text:p>10.494</text:p>
          </table:table-cell>
          <table:table-cell table:style-name="ce2" table:formula="of:=[.D70]*[.F$3]" office:value-type="float" office:value="0.998769088097327">
            <text:p>0.998769</text:p>
          </table:table-cell>
        </table:table-row>
        <table:table-row table:style-name="ro1">
          <table:table-cell table:formula="of:=[.A70]+1"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table:style-name="ce1" table:formula="of:=[.C71]+[.E71]*[.E$3]" office:value-type="float" office:value="10.4966280258097">
            <text:p>10.497</text:p>
          </table:table-cell>
          <table:table-cell table:style-name="ce1" table:formula="of:=[.D70]" office:value-type="float" office:value="10.495397113907">
            <text:p>10.495</text:p>
          </table:table-cell>
          <table:table-cell table:style-name="ce2" table:formula="of:=[.D71]*[.F$3]" office:value-type="float" office:value="0.998886224852155">
            <text:p>0.998886</text:p>
          </table:table-cell>
        </table:table-row>
        <table:table-row table:style-name="ro1">
          <table:table-cell table:formula="of:=[.A71]+1"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table:style-name="ce1" table:formula="of:=[.C72]+[.E72]*[.E$3]" office:value-type="float" office:value="10.4977418009575">
            <text:p>10.498</text:p>
          </table:table-cell>
          <table:table-cell table:style-name="ce1" table:formula="of:=[.D71]" office:value-type="float" office:value="10.4966280258097">
            <text:p>10.497</text:p>
          </table:table-cell>
          <table:table-cell table:style-name="ce2" table:formula="of:=[.D72]*[.F$3]" office:value-type="float" office:value="0.998992214570951">
            <text:p>0.998992</text:p>
          </table:table-cell>
        </table:table-row>
        <table:table-row table:style-name="ro1">
          <table:table-cell table:formula="of:=[.A72]+1"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table:style-name="ce1" table:formula="of:=[.C73]+[.E73]*[.E$3]" office:value-type="float" office:value="10.4987495863865">
            <text:p>10.499</text:p>
          </table:table-cell>
          <table:table-cell table:style-name="ce1" table:formula="of:=[.D72]" office:value-type="float" office:value="10.4977418009575">
            <text:p>10.498</text:p>
          </table:table-cell>
          <table:table-cell table:style-name="ce2" table:formula="of:=[.D73]*[.F$3]" office:value-type="float" office:value="0.999088118034445">
            <text:p>0.999088</text:p>
          </table:table-cell>
        </table:table-row>
        <table:table-row table:style-name="ro1">
          <table:table-cell table:formula="of:=[.A73]+1"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table:style-name="ce1" table:formula="of:=[.C74]+[.E74]*[.E$3]" office:value-type="float" office:value="10.4996614683521">
            <text:p>10.500</text:p>
          </table:table-cell>
          <table:table-cell table:style-name="ce1" table:formula="of:=[.D73]" office:value-type="float" office:value="10.4987495863865">
            <text:p>10.499</text:p>
          </table:table-cell>
          <table:table-cell table:style-name="ce2" table:formula="of:=[.D74]*[.F$3]" office:value-type="float" office:value="0.999174895076734">
            <text:p>0.999175</text:p>
          </table:table-cell>
        </table:table-row>
        <table:table-row table:style-name="ro1">
          <table:table-cell table:formula="of:=[.A74]+1"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table:style-name="ce1" table:formula="of:=[.C75]+[.E75]*[.E$3]" office:value-type="float" office:value="10.5004865732754">
            <text:p>10.500</text:p>
          </table:table-cell>
          <table:table-cell table:style-name="ce1" table:formula="of:=[.D74]" office:value-type="float" office:value="10.4996614683521">
            <text:p>10.500</text:p>
          </table:table-cell>
          <table:table-cell table:style-name="ce2" table:formula="of:=[.D75]*[.F$3]" office:value-type="float" office:value="0.999253414191623">
            <text:p>0.999253</text:p>
          </table:table-cell>
        </table:table-row>
        <table:table-row table:style-name="ro1">
          <table:table-cell table:formula="of:=[.A75]+1"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table:style-name="ce1" table:formula="of:=[.C76]+[.E76]*[.E$3]" office:value-type="float" office:value="10.5012331590837">
            <text:p>10.501</text:p>
          </table:table-cell>
          <table:table-cell table:style-name="ce1" table:formula="of:=[.D75]" office:value-type="float" office:value="10.5004865732754">
            <text:p>10.500</text:p>
          </table:table-cell>
          <table:table-cell table:style-name="ce2" table:formula="of:=[.D76]*[.F$3]" office:value-type="float" office:value="0.999324461224806">
            <text:p>0.999324</text:p>
          </table:table-cell>
        </table:table-row>
        <table:table-row table:style-name="ro1">
          <table:table-cell table:formula="of:=[.A76]+1"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table:style-name="ce1" table:formula="of:=[.C77]+[.E77]*[.E$3]" office:value-type="float" office:value="10.5019086978589">
            <text:p>10.502</text:p>
          </table:table-cell>
          <table:table-cell table:style-name="ce1" table:formula="of:=[.D76]" office:value-type="float" office:value="10.5012331590837">
            <text:p>10.501</text:p>
          </table:table-cell>
          <table:table-cell table:style-name="ce2" table:formula="of:=[.D77]*[.F$3]" office:value-type="float" office:value="0.999388747238871">
            <text:p>0.999389</text:p>
          </table:table-cell>
        </table:table-row>
        <table:table-row table:style-name="ro1">
          <table:table-cell table:formula="of:=[.A77]+1"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table:style-name="ce1" table:formula="of:=[.C78]+[.E78]*[.E$3]" office:value-type="float" office:value="10.5025199506201">
            <text:p>10.503</text:p>
          </table:table-cell>
          <table:table-cell table:style-name="ce1" table:formula="of:=[.D77]" office:value-type="float" office:value="10.5019086978589">
            <text:p>10.502</text:p>
          </table:table-cell>
          <table:table-cell table:style-name="ce2" table:formula="of:=[.D78]*[.F$3]" office:value-type="float" office:value="0.999446915629852">
            <text:p>0.999447</text:p>
          </table:table-cell>
        </table:table-row>
        <table:table-row table:style-name="ro1">
          <table:table-cell table:formula="of:=[.A78]+1"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table:style-name="ce1" table:formula="of:=[.C79]+[.E79]*[.E$3]" office:value-type="float" office:value="10.5030730349902">
            <text:p>10.503</text:p>
          </table:table-cell>
          <table:table-cell table:style-name="ce1" table:formula="of:=[.D78]" office:value-type="float" office:value="10.5025199506201">
            <text:p>10.503</text:p>
          </table:table-cell>
          <table:table-cell table:style-name="ce2" table:formula="of:=[.D79]*[.F$3]" office:value-type="float" office:value="0.999499548566559">
            <text:p>0.999500</text:p>
          </table:table-cell>
        </table:table-row>
        <table:table-row table:style-name="ro1">
          <table:table-cell table:formula="of:=[.A79]+1"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table:style-name="ce1" table:formula="of:=[.C80]+[.E80]*[.E$3]" office:value-type="float" office:value="10.5035734864237">
            <text:p>10.504</text:p>
          </table:table-cell>
          <table:table-cell table:style-name="ce1" table:formula="of:=[.D79]" office:value-type="float" office:value="10.5030730349902">
            <text:p>10.503</text:p>
          </table:table-cell>
          <table:table-cell table:style-name="ce2" table:formula="of:=[.D80]*[.F$3]" office:value-type="float" office:value="0.999547172817113">
            <text:p>0.999547</text:p>
          </table:table-cell>
        </table:table-row>
        <table:table-row table:style-name="ro1">
          <table:table-cell table:formula="of:=[.A80]+1"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table:style-name="ce1" table:formula="of:=[.C81]+[.E81]*[.E$3]" office:value-type="float" office:value="10.5040263136065">
            <text:p>10.504</text:p>
          </table:table-cell>
          <table:table-cell table:style-name="ce1" table:formula="of:=[.D80]" office:value-type="float" office:value="10.5035734864237">
            <text:p>10.504</text:p>
          </table:table-cell>
          <table:table-cell table:style-name="ce2" table:formula="of:=[.D81]*[.F$3]" office:value-type="float" office:value="0.99959026502102">
            <text:p>0.999590</text:p>
          </table:table-cell>
        </table:table-row>
        <table:table-row table:style-name="ro1">
          <table:table-cell table:formula="of:=[.A81]+1"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 table:style-name="ce1" table:formula="of:=[.C82]+[.E82]*[.E$3]" office:value-type="float" office:value="10.5044360485855">
            <text:p>10.504</text:p>
          </table:table-cell>
          <table:table-cell table:style-name="ce1" table:formula="of:=[.D81]" office:value-type="float" office:value="10.5040263136065">
            <text:p>10.504</text:p>
          </table:table-cell>
          <table:table-cell table:style-name="ce2" table:formula="of:=[.D82]*[.F$3]" office:value-type="float" office:value="0.999629256459541">
            <text:p>0.999629</text:p>
          </table:table-cell>
        </table:table-row>
        <table:table-row table:style-name="ro1">
          <table:table-cell table:formula="of:=[.A82]+1"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table:style-name="ce1" table:formula="of:=[.C83]+[.E83]*[.E$3]" office:value-type="float" office:value="10.504806792126">
            <text:p>10.505</text:p>
          </table:table-cell>
          <table:table-cell table:style-name="ce1" table:formula="of:=[.D82]" office:value-type="float" office:value="10.5044360485855">
            <text:p>10.504</text:p>
          </table:table-cell>
          <table:table-cell table:style-name="ce2" table:formula="of:=[.D83]*[.F$3]" office:value-type="float" office:value="0.999664537372098">
            <text:p>0.999665</text:p>
          </table:table-cell>
        </table:table-row>
        <table:table-row table:style-name="ro1">
          <table:table-cell table:formula="of:=[.A83]+1"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table:style-name="ce1" table:formula="of:=[.C84]+[.E84]*[.E$3]" office:value-type="float" office:value="10.5051422547539">
            <text:p>10.505</text:p>
          </table:table-cell>
          <table:table-cell table:style-name="ce1" table:formula="of:=[.D83]" office:value-type="float" office:value="10.504806792126">
            <text:p>10.505</text:p>
          </table:table-cell>
          <table:table-cell table:style-name="ce2" table:formula="of:=[.D84]*[.F$3]" office:value-type="float" office:value="0.999696460861921">
            <text:p>0.999696</text:p>
          </table:table-cell>
        </table:table-row>
        <table:table-row table:style-name="ro1">
          <table:table-cell table:formula="of:=[.A84]+1"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table:style-name="ce1" table:formula="of:=[.C85]+[.E85]*[.E$3]" office:value-type="float" office:value="10.505445793892">
            <text:p>10.505</text:p>
          </table:table-cell>
          <table:table-cell table:style-name="ce1" table:formula="of:=[.D84]" office:value-type="float" office:value="10.5051422547539">
            <text:p>10.505</text:p>
          </table:table-cell>
          <table:table-cell table:style-name="ce2" table:formula="of:=[.D85]*[.F$3]" office:value-type="float" office:value="0.999725346430028">
            <text:p>0.999725</text:p>
          </table:table-cell>
        </table:table-row>
        <table:table-row table:style-name="ro1">
          <table:table-cell table:formula="of:=[.A85]+1" office:value-type="float" office:value="82">
            <text:p>82</text:p>
          </table:table-cell>
          <table:table-cell/>
          <table:table-cell office:value-type="float" office:value="1">
            <text:p>1</text:p>
          </table:table-cell>
          <table:table-cell table:style-name="ce1" table:formula="of:=[.C86]+[.E86]*[.E$3]" office:value-type="float" office:value="10.5057204474619">
            <text:p>10.506</text:p>
          </table:table-cell>
          <table:table-cell table:style-name="ce1" table:formula="of:=[.D85]" office:value-type="float" office:value="10.505445793892">
            <text:p>10.505</text:p>
          </table:table-cell>
          <table:table-cell table:style-name="ce2" table:formula="of:=[.D86]*[.F$3]" office:value-type="float" office:value="0.999751483172892">
            <text:p>0.999751</text:p>
          </table:table-cell>
        </table:table-row>
        <table:table-row table:style-name="ro1">
          <table:table-cell table:formula="of:=[.A86]+1" office:value-type="float" office:value="83">
            <text:p>83</text:p>
          </table:table-cell>
          <table:table-cell/>
          <table:table-cell office:value-type="float" office:value="1">
            <text:p>1</text:p>
          </table:table-cell>
          <table:table-cell table:style-name="ce1" table:formula="of:=[.C87]+[.E87]*[.E$3]" office:value-type="float" office:value="10.505968964289">
            <text:p>10.506</text:p>
          </table:table-cell>
          <table:table-cell table:style-name="ce1" table:formula="of:=[.D86]" office:value-type="float" office:value="10.5057204474619">
            <text:p>10.506</text:p>
          </table:table-cell>
          <table:table-cell table:style-name="ce2" table:formula="of:=[.D87]*[.F$3]" office:value-type="float" office:value="0.999775132675821">
            <text:p>0.999775</text:p>
          </table:table-cell>
        </table:table-row>
        <table:table-row table:style-name="ro1">
          <table:table-cell table:formula="of:=[.A87]+1" office:value-type="float" office:value="84">
            <text:p>84</text:p>
          </table:table-cell>
          <table:table-cell/>
          <table:table-cell office:value-type="float" office:value="1">
            <text:p>1</text:p>
          </table:table-cell>
          <table:table-cell table:style-name="ce1" table:formula="of:=[.C88]+[.E88]*[.E$3]" office:value-type="float" office:value="10.5061938316132">
            <text:p>10.506</text:p>
          </table:table-cell>
          <table:table-cell table:style-name="ce1" table:formula="of:=[.D87]" office:value-type="float" office:value="10.505968964289">
            <text:p>10.506</text:p>
          </table:table-cell>
          <table:table-cell table:style-name="ce2" table:formula="of:=[.D88]*[.F$3]" office:value-type="float" office:value="0.999796531630989">
            <text:p>0.999797</text:p>
          </table:table-cell>
        </table:table-row>
        <table:table-row table:style-name="ro1">
          <table:table-cell table:formula="of:=[.A88]+1" office:value-type="float" office:value="85">
            <text:p>85</text:p>
          </table:table-cell>
          <table:table-cell/>
          <table:table-cell office:value-type="float" office:value="1">
            <text:p>1</text:p>
          </table:table-cell>
          <table:table-cell table:style-name="ce1" table:formula="of:=[.C89]+[.E89]*[.E$3]" office:value-type="float" office:value="10.5063972999822">
            <text:p>10.506</text:p>
          </table:table-cell>
          <table:table-cell table:style-name="ce1" table:formula="of:=[.D88]" office:value-type="float" office:value="10.5061938316132">
            <text:p>10.506</text:p>
          </table:table-cell>
          <table:table-cell table:style-name="ce2" table:formula="of:=[.D89]*[.F$3]" office:value-type="float" office:value="0.999815894206333">
            <text:p>0.999816</text:p>
          </table:table-cell>
        </table:table-row>
        <table:table-row table:style-name="ro1">
          <table:table-cell table:formula="of:=[.A89]+1"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table:style-name="ce1" table:formula="of:=[.C90]+[.E90]*[.E$3]" office:value-type="float" office:value="10.5065814057759">
            <text:p>10.507</text:p>
          </table:table-cell>
          <table:table-cell table:style-name="ce1" table:formula="of:=[.D89]" office:value-type="float" office:value="10.5063972999822">
            <text:p>10.506</text:p>
          </table:table-cell>
          <table:table-cell table:style-name="ce2" table:formula="of:=[.D90]*[.F$3]" office:value-type="float" office:value="0.999833414189012">
            <text:p>0.999833</text:p>
          </table:table-cell>
        </table:table-row>
        <table:table-row table:style-name="ro1">
          <table:table-cell table:formula="of:=[.A90]+1" office:value-type="float" office:value="87">
            <text:p>87</text:p>
          </table:table-cell>
          <table:table-cell/>
          <table:table-cell office:value-type="float" office:value="1">
            <text:p>1</text:p>
          </table:table-cell>
          <table:table-cell table:style-name="ce1" table:formula="of:=[.C91]+[.E91]*[.E$3]" office:value-type="float" office:value="10.5067479915869">
            <text:p>10.507</text:p>
          </table:table-cell>
          <table:table-cell table:style-name="ce1" table:formula="of:=[.D90]" office:value-type="float" office:value="10.5065814057759">
            <text:p>10.507</text:p>
          </table:table-cell>
          <table:table-cell table:style-name="ce2" table:formula="of:=[.D91]*[.F$3]" office:value-type="float" office:value="0.999849266924905">
            <text:p>0.999849</text:p>
          </table:table-cell>
        </table:table-row>
        <table:table-row table:style-name="ro1">
          <table:table-cell table:formula="of:=[.A91]+1" office:value-type="float" office:value="88">
            <text:p>88</text:p>
          </table:table-cell>
          <table:table-cell table:number-columns-repeated="4"/>
          <table:table-cell table:style-name="ce2"/>
        </table:table-row>
        <table:table-row table:style-name="ro1" table:number-rows-repeated="63">
          <table:table-cell table:number-columns-repeated="5"/>
          <table:table-cell table:style-name="ce2"/>
        </table:table-row>
        <table:table-row table:style-name="ro1" table:number-rows-repeated="10484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ald Haselwood</meta:initial-creator>
    <meta:creation-date>2015-09-29T12:54:03</meta:creation-date>
    <dc:date>2015-09-29T15:36:26</dc:date>
    <dc:creator>Donald Haselwood</dc:creator>
    <meta:editing-duration>PT1H54M52S</meta:editing-duration>
    <meta:editing-cycles>1</meta:editing-cycles>
    <meta:document-statistic meta:table-count="3" meta:cell-count="444" meta:object-count="0"/>
    <meta:generator>LibreOffice/3.5$Linux_X86_64 LibreOffice_project/350m1$Build-2</meta:generator>
  </office:meta>
</office:document-meta>
</file>